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24-01-30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23-01-25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22-01-2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20-01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9-07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8-01-16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7-02-0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6-01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3-08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4</text:p>
          </table:table-cell>
          <table:table-cell office:value-type="string" calcext:value-type="string">
            <text:p>OGLA-060</text:p>
          </table:table-cell>
          <table:table-cell office:value-type="string" calcext:value-type="string">
            <text:p>2013-06-1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